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'Calibri EmbeddedFont', 'Calibri MSFontService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'Helvetica EmbeddedFont', 'Helvetica MSFontServic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Roboto EmbeddedFont', 'Roboto MSFontService', sans-serif"/>
    <style:font-face style:name="Segoe UI" svg:font-family="'Segoe UI', 'Segoe UI Web', Arial, Verdana, sans-serif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Text_20_body">
      <style:text-properties fo:language="en" fo:country="US" fo:background-color="transparent"/>
    </style:style>
    <style:style style:name="P3" style:family="paragraph" style:parent-style-name="Text_20_body" style:list-style-name="L1">
      <style:text-properties fo:language="en" fo:country="US" officeooo:paragraph-rsid="0018ab1f" fo:background-color="transparent"/>
    </style:style>
    <style:style style:name="P4" style:family="paragraph" style:parent-style-name="Text_20_body" style:list-style-name="L1">
      <style:text-properties fo:language="en" fo:country="US" officeooo:paragraph-rsid="001dc959" fo:background-color="transparent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 style:list-style-name="L1">
      <style:text-properties officeooo:paragraph-rsid="001bbc8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language="en" fo:country="US" officeooo:rsid="0018ab1f" fo:background-color="transparent" loext:char-shading-value="0"/>
    </style:style>
    <style:style style:name="T4" style:family="text">
      <style:text-properties fo:language="en" fo:country="US" officeooo:rsid="001a70df" fo:background-color="transparent" loext:char-shading-value="0"/>
    </style:style>
    <style:style style:name="T5" style:family="text">
      <style:text-properties officeooo:rsid="0018ab1f"/>
    </style:style>
    <style:style style:name="T6" style:family="text">
      <style:text-properties officeooo:rsid="001a70df"/>
    </style:style>
    <style:style style:name="T7" style:family="text">
      <style:text-properties officeooo:rsid="001bffc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8332113" text:style-name="L1">
        <text:list-item>
          <text:p text:style-name="P6"><text:span text:style-name="T2">Across the globe, 1.4 million plastic bottles enter the ocean every day.</text:span></text:p>
        </text:list-item>
        <text:list-item>
          <text:p text:style-name="P6"><text:span text:style-name="T4">Most</text:span><text:span text:style-name="T2"> plastic bottle</text:span><text:span text:style-name="T4">s</text:span><text:span text:style-name="T2"> take 450 </text:span><text:span text:style-name="T3">yea</text:span><text:span text:style-name="T2">rs to decompose </text:span><text:span text:style-name="T4">to the point that they no longer pose a significant danger</text:span><text:span text:style-name="T2">.</text:span></text:p>
          <text:list>
            <text:list-item>
              <text:p text:style-name="P6"><text:span text:style-name="T4">Full decomposition can take several million years.</text:span></text:p>
            </text:list-item>
          </text:list>
        </text:list-item>
        <text:list-item>
          <text:p text:style-name="P4">274<text:span text:style-name="T5">+</text:span> <text:span text:style-name="T7">marine animals</text:span> fall victim to entanglement or plastic ingestion and die every day. </text:p>
          <text:list>
            <text:list-item>
              <text:p text:style-name="P4">100,000<text:span text:style-name="T5">+</text:span> die every year.</text:p>
            </text:list-item>
          </text:list>
        </text:list-item>
        <text:list-item>
          <text:p text:style-name="P3"><text:span text:style-name="T1">Every bottle removed from the ocean has a 27% chance of saving a marine organis</text:span><text:span text:style-name="T5">m.</text:span></text:p>
        </text:list-item>
      </text:list>
      <text:p text:style-name="P5"/>
      <text:p text:style-name="P5"><text:span text:style-name="T1"><text:tab/>Allan T. Williams, Nelson Rangel-Buitrago, "The past, present, and future of plastic pollution", Marine Pollution Bulletin 176, pg. 113429, (2022); doi:10.1016/j.marpolbul.2022.113429</text:span></text:p>
      <text:p text:style-name="Text_20_body"><text:span text:style-name="T2"><text:tab/>Ding, Yongcheng, et al. “Can Microplastics in Offshore Waters Reflect Plastic Emissions from Coastal Regions?” Chemosphere, vol. 308, Dec. 2022, p. N.PAG. EBSCOhost, https://doi.org/10.1016/j.chemosphere.2022.136397</text:span></text:p>
      <text:p text:style-name="P2"><text:tab/><text:span text:style-name="T6">Eric Phillips, “100+ Frightening Plastic in The Ocean Statistics And Facts 2021-2022”, 2022, https://dripfina.com/plastic-in-the-ocean-statistic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'Calibri EmbeddedFont', 'Calibri MSFontService'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'Helvetica EmbeddedFont', 'Helvetica MSFontServic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Roboto EmbeddedFont', 'Roboto MSFontService', sans-serif"/>
    <style:font-face style:name="Segoe UI" svg:font-family="'Segoe UI', 'Segoe UI Web', Arial, 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33:41.136047714</meta:creation-date>
    <meta:generator>LibreOffice/7.3.6.2$Linux_X86_64 LibreOffice_project/30$Build-2</meta:generator>
    <dc:date>2022-11-10T11:41:45.422028227</dc:date>
    <meta:editing-duration>PT8M2S</meta:editing-duration>
    <meta:editing-cycles>6</meta:editing-cycles>
    <meta:document-statistic meta:table-count="0" meta:image-count="0" meta:object-count="0" meta:page-count="1" meta:paragraph-count="9" meta:word-count="136" meta:character-count="975" meta:non-whitespace-character-count="850"/>
  </office:meta>
</office:document-meta>
</file>